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8cm" fo:min-width="3.867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bottom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0000" draw:marker-start="Arrow" draw:marker-start-width="0.5cm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8cm" fo:min-width="1.746cm"/>
    </style:style>
    <style:style style:name="P1" style:family="paragraph">
      <style:paragraph-properties fo:text-align="center"/>
      <style:text-properties style:font-name="Comic Sans MS"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style:font-name="Comic Sans MS" fo:font-size="24pt" style:font-size-asian="24pt" style:font-size-complex="24pt"/>
    </style:style>
    <style:style style:name="T1" style:family="text">
      <style:text-properties style:font-name="Comic Sans MS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1" draw:id="id11" draw:layer="layout" svg:width="1.548cm" svg:height="1.636cm" svg:x="20cm" svg:y="3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.548cm" svg:height="1.636cm" svg:x="13.7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2cm" svg:x="10.2cm" svg:y="1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2cm" svg:x="11.1cm" svg:y="1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2cm" svg:x="6.5cm" svg:y="15.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3cm" svg:y1="13.6cm" svg:x2="33.7cm" svg:y2="13.6cm">
          <text:p/>
        </draw:line>
        <draw:frame draw:style-name="gr3" draw:text-style-name="P3" draw:layer="layout" svg:width="4.367cm" svg:height="1.428cm" svg:x="1.3cm" svg:y="13.872cm">
          <draw:text-box>
            <text:p><text:span text:style-name="T1">Hardware</text:span></text:p>
          </draw:text-box>
        </draw:frame>
        <draw:custom-shape draw:style-name="gr4" draw:text-style-name="P1" draw:layer="layout" svg:width="18.6cm" svg:height="5.2cm" svg:x="6.3cm" svg:y="14.6cm">
          <text:p text:style-name="P2"><text:span text:style-name="T1">Arduino Mega 256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3cm" svg:height="3cm" svg:x="1.7cm" svg:y="15.4cm">
          <text:p text:style-name="P2"><text:span text:style-name="T1">L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" draw:id="id1" draw:layer="layout" svg:width="5.5cm" svg:height="2.2cm" svg:x="7.2cm" svg:y="15.8cm">
          <text:p text:style-name="P2"><text:span text:style-name="T1">GPIO_B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7.2cm" svg:y1="16.9cm" svg:x2="4.7cm" svg:y2="16.9cm" draw:start-shape="id1" draw:end-shape="id2" svg:d="M7200 16900h-2500" svg:viewBox="0 0 2501 1">
          <text:p/>
        </draw:connector>
        <draw:custom-shape draw:style-name="gr7" draw:text-style-name="P1" xml:id="id10" draw:id="id10" draw:layer="layout" svg:width="5.5cm" svg:height="4.4cm" svg:x="26cm" svg:y="2.2cm">
          <text:p text:style-name="P2"><text:span text:style-name="T1">avr-libc</text:span></text:p>
          <text:p text:style-name="P2"><text:span text:style-name="T1">(C languag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5" draw:id="id5" draw:layer="layout" svg:width="6.9cm" svg:height="3.4cm" svg:x="17.3cm" svg:y="8.8cm">
          <text:p text:style-name="P2"><text:span text:style-name="T1">Serial driver</text:span></text:p>
          <text:p text:style-name="P2"><text:span text:style-name="T1">(ATS languag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" draw:id="id4" draw:layer="layout" svg:width="5.5cm" svg:height="2.2cm" svg:x="18cm" svg:y="15.8cm">
          <text:p text:style-name="P2"><text:span text:style-name="T1">Serial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4.8cm" svg:height="4cm" svg:x="28.7cm" svg:y="14.9cm">
          <text:p text:style-name="P2"><text:span text:style-name="T1">PC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28.7cm" svg:y1="16.9cm" svg:x2="23.5cm" svg:y2="16.9cm" draw:start-shape="id3" draw:start-glue-point="3" draw:end-shape="id4" draw:end-glue-point="1" svg:d="M28700 16900h-5200" svg:viewBox="0 0 5201 1">
          <text:p/>
        </draw:connector>
        <draw:frame draw:style-name="gr9" draw:text-style-name="P3" draw:layer="layout" svg:width="2.246cm" svg:height="1.428cm" svg:x="25.554cm" svg:y="17.072cm">
          <draw:text-box>
            <text:p><text:span text:style-name="T1">USB</text:span></text:p>
          </draw:text-box>
        </draw:frame>
        <draw:custom-shape draw:style-name="gr7" draw:text-style-name="P1" xml:id="id6" draw:id="id6" draw:layer="layout" svg:width="5.784cm" svg:height="3.4cm" svg:x="26.9cm" svg:y="8.8cm">
          <text:p text:style-name="P2"><text:span text:style-name="T1">Ring buffer</text:span></text:p>
          <text:p text:style-name="P2"><text:span text:style-name="T1">(C languag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curve" svg:x1="24.2cm" svg:y1="10.5cm" svg:x2="26.9cm" svg:y2="10.5cm" draw:start-shape="id5" draw:end-shape="id6" svg:d="M24200 10500h2700" svg:viewBox="0 0 2701 1">
          <text:p/>
        </draw:connector>
        <draw:connector draw:style-name="gr8" draw:text-style-name="P1" draw:layer="layout" draw:type="curve" svg:x1="20.75cm" svg:y1="12.2cm" svg:x2="20.75cm" svg:y2="15.8cm" draw:start-shape="id5" draw:start-glue-point="2" draw:end-shape="id4" svg:d="M20750 12200v3600" svg:viewBox="0 0 1 3601">
          <text:p/>
        </draw:connector>
        <draw:custom-shape draw:style-name="gr7" draw:text-style-name="P1" xml:id="id7" draw:id="id7" draw:layer="layout" svg:width="15.195cm" svg:height="1.846cm" svg:x="1.4cm" svg:y="10.354cm">
          <text:p text:style-name="P2"><text:span text:style-name="T1">GPIO driver (C languag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curve" svg:x1="9.95cm" svg:y1="15.8cm" svg:x2="8.997cm" svg:y2="12.2cm" draw:start-shape="id1" draw:end-shape="id7" draw:end-glue-point="2" svg:d="M9950 15800c0-2698-953-899-953-3600" svg:viewBox="0 0 954 3601">
          <text:p/>
        </draw:connector>
        <draw:custom-shape draw:style-name="gr7" draw:text-style-name="P1" xml:id="id8" draw:id="id8" draw:layer="layout" svg:width="15.2cm" svg:height="1.846cm" svg:x="1.4cm" svg:y="6.9cm">
          <text:p text:style-name="P2"><text:span text:style-name="T1">GPIO driver wrapper (ATS languag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9cm" svg:y1="8.746cm" svg:x2="8.997cm" svg:y2="10.354cm" draw:start-shape="id8" draw:end-shape="id7" draw:end-glue-point="0" svg:d="M9000 8746c0 1207-3 404-3 1608" svg:viewBox="0 0 4 1609">
          <text:p/>
        </draw:connector>
        <draw:custom-shape draw:style-name="gr7" draw:text-style-name="P1" xml:id="id9" draw:id="id9" draw:layer="layout" svg:width="9.303cm" svg:height="3.4cm" svg:x="13cm" svg:y="1.3cm">
          <text:p text:style-name="P2"><text:span text:style-name="T1">Main program</text:span></text:p>
          <text:p text:style-name="P2"><text:span text:style-name="T1">(ATS languag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22.303cm" svg:y1="3cm" svg:x2="26cm" svg:y2="4.4cm" draw:start-shape="id9" draw:start-glue-point="1" draw:end-shape="id10" svg:d="M22303 3000c2772 0 924 1400 3697 1400" svg:viewBox="0 0 3698 1401">
          <text:p/>
        </draw:connector>
        <draw:connector draw:style-name="gr6" draw:text-style-name="P1" draw:layer="layout" draw:type="curve" svg:x1="20.774cm" svg:y1="4.636cm" svg:x2="20.75cm" svg:y2="8.8cm" draw:start-shape="id11" draw:start-glue-point="2" draw:end-shape="id5" svg:d="M20774 4636c0 3085-24 1004-24 4164" svg:viewBox="0 0 25 4165">
          <text:p/>
        </draw:connector>
        <draw:connector draw:style-name="gr6" draw:text-style-name="P1" draw:layer="layout" draw:type="curve" svg:x1="14.474cm" svg:y1="4.636cm" svg:x2="9cm" svg:y2="6.9cm" draw:start-shape="id12" draw:start-glue-point="2" draw:end-shape="id8" svg:d="M14474 4636c0 1660-5474 529-5474 2264" svg:viewBox="0 0 5475 22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6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5-11T10:20:19.513013822</meta:creation-date>
    <dc:date>2014-10-31T04:16:20.203593409</dc:date>
    <meta:editing-duration>PT1H35M42S</meta:editing-duration>
    <meta:editing-cycles>118</meta:editing-cycles>
    <meta:generator>LibreOffice/4.3.3.2$Linux_X86_64 LibreOffice_project/430m0$Build-2</meta:generator>
    <meta:document-statistic meta:object-count="28"/>
  </office:meta>
</office:document-meta>
</file>